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374in"/>
    </style:style>
    <style:style style:name="co2" style:family="table-column">
      <style:table-column-properties fo:break-before="auto" style:column-width="4.4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Abraham Eraly</text:p>
          </table:table-cell>
          <table:table-cell office:value-type="string" calcext:value-type="string">
            <text:p>About Tamil and Indian King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ebert Cam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abi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lotte Holm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he Guevar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ac McCart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xistentialis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obaliz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aruki Murakami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lluminati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ames Joy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Jean-Paul Sartre</text:p>
          </table:table-cell>
          <table:table-cell office:value-type="string" calcext:value-type="string">
            <text:p>Reference in ‘Existentialism and Fancy Banyan’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Jiddu Krishnamurti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atin Americ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awrence Sand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string" calcext:value-type="string">
            <text:p>Sadism writing (Charu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ra Rober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rhan Pamuk</text:p>
          </table:table-cell>
          <table:table-cell office:value-type="string" calcext:value-type="string">
            <text:p>Charu’s recommend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aymond Chandler</text:p>
          </table:table-cell>
          <table:table-cell office:value-type="string" calcext:value-type="string">
            <text:p>Pulp fiction gen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lig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ight and left wing politic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ephen Kin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alter Tev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dunit gen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lliam Faulkn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illiam Shakespeare</text:p>
          </table:table-cell>
          <table:table-cell table:number-columns-repeated="63"/>
        </table:table-row>
        <table:table-row table:style-name="ro1" table:number-rows-repeated="6">
          <table:table-cell table:style-name="Default"/>
          <table:table-cell table:number-columns-repeated="63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08:47:24.492229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1.2$Linux_X86_64 LibreOffice_project/00$Build-2</meta:generator>
    <dc:date>2020-11-01T08:47:41.124191163</dc:date>
    <meta:editing-duration>PT5M16S</meta:editing-duration>
    <meta:editing-cycles>5</meta:editing-cycles>
    <meta:document-statistic meta:table-count="1" meta:cell-count="34" meta:object-count="0"/>
  </office:meta>
</office:document-meta>
</file>